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source-code-pro" fo:font-size="10.5pt" fo:letter-spacing="normal" fo:font-style="normal" fo:font-weight="normal" officeooo:rsid="000bc371" officeooo:paragraph-rsid="0020c129" style:font-weight-asian="normal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20c12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ato Medium" officeooo:rsid="000a3f84" officeooo:paragraph-rsid="0020c129"/>
    </style:style>
    <style:style style:name="P4" style:family="paragraph" style:parent-style-name="Standard">
      <style:paragraph-properties fo:line-height="150%" fo:text-align="start" style:justify-single-word="false"/>
      <style:text-properties style:font-name="Lato Medium" fo:font-size="12pt" fo:font-weight="normal" officeooo:rsid="000a3f84" officeooo:paragraph-rsid="0020c12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23077b"/>
    </style:style>
    <style:style style:name="T1" style:family="text">
      <style:text-properties style:font-name="source-code-pro" fo:font-size="10.5pt" officeooo:rsid="0010ab4f"/>
    </style:style>
    <style:style style:name="T2" style:family="text">
      <style:text-properties style:font-name="source-code-pro" fo:font-size="10.5pt" officeooo:rsid="000dcac6"/>
    </style:style>
    <style:style style:name="T3" style:family="text">
      <style:text-properties style:font-name="source-code-pro" fo:font-size="10.5pt" officeooo:rsid="00279288"/>
    </style:style>
    <style:style style:name="T4" style:family="text">
      <style:text-properties style:font-name="source-code-pro" fo:font-size="10.5pt" officeooo:rsid="0028f462"/>
    </style:style>
    <style:style style:name="T5" style:family="text">
      <style:text-properties style:font-name="source-code-pro" fo:font-size="10.5pt" officeooo:rsid="00179352"/>
    </style:style>
    <style:style style:name="T6" style:family="text">
      <style:text-properties style:font-name="source-code-pro" fo:font-size="10.5pt" officeooo:rsid="0020c129"/>
    </style:style>
    <style:style style:name="T7" style:family="text">
      <style:text-properties style:font-name="source-code-pro" fo:font-size="10.5pt" officeooo:rsid="0021b872"/>
    </style:style>
    <style:style style:name="T8" style:family="text">
      <style:text-properties style:font-name="source-code-pro" fo:font-size="10.5pt" officeooo:rsid="0023077b"/>
    </style:style>
    <style:style style:name="T9" style:family="text">
      <style:text-properties fo:font-variant="normal" fo:text-transform="none" fo:color="#5c2699" loext:opacity="100%" style:font-name="source-code-pro" fo:font-size="10.5pt" fo:letter-spacing="normal" fo:font-style="normal" officeooo:rsid="000bc371"/>
    </style:style>
    <style:style style:name="T10" style:family="text">
      <style:text-properties fo:font-variant="normal" fo:text-transform="none" fo:color="#242424" loext:opacity="100%" style:font-name="source-code-pro" fo:font-size="10.5pt" fo:letter-spacing="normal" fo:font-style="normal"/>
    </style:style>
    <style:style style:name="T11" style:family="text">
      <style:text-properties fo:font-variant="normal" fo:text-transform="none" fo:color="#242424" loext:opacity="100%" style:font-name="source-code-pro" fo:font-size="10.5pt" fo:letter-spacing="normal" fo:font-style="normal" officeooo:rsid="000bc371"/>
    </style:style>
    <style:style style:name="T12" style:family="text"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T13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1497"/>
    </style:style>
    <style:style style:name="T14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6adf"/>
    </style:style>
    <style:style style:name="T15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43d89"/>
    </style:style>
    <style:style style:name="T16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0c129"/>
    </style:style>
    <style:style style:name="T17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3077b"/>
    </style:style>
    <style:style style:name="T18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a3f84" style:font-weight-asian="normal" style:font-weight-complex="normal"/>
    </style:style>
    <style:style style:name="T19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4b47" style:font-weight-asian="normal" style:font-weight-complex="normal"/>
    </style:style>
    <style:style style:name="T20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18e9b" style:font-weight-asian="normal" style:font-weight-complex="normal"/>
    </style:style>
    <style:style style:name="T21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3077b" style:font-weight-asian="normal" style:font-weight-complex="normal"/>
    </style:style>
    <style:style style:name="T22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8cafd" style:font-weight-asian="normal" style:font-weight-complex="normal"/>
    </style:style>
    <style:style style:name="T23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e1c5c" style:font-weight-asian="normal" style:font-weight-complex="normal"/>
    </style:style>
    <style:style style:name="T24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dcac6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79288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8f462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0c129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242424" loext:opacity="100%" style:font-name="source-code-pro" fo:font-size="10.5pt" fo:letter-spacing="normal" fo:font-style="normal" officeooo:rsid="000f4b47"/>
    </style:style>
    <style:style style:name="T29" style:family="text">
      <style:text-properties fo:font-variant="normal" fo:text-transform="none" fo:color="#242424" loext:opacity="100%" style:font-name="source-code-pro" fo:font-size="10.5pt" fo:letter-spacing="normal" fo:font-style="normal" officeooo:rsid="0012d855"/>
    </style:style>
    <style:style style:name="T30" style:family="text">
      <style:text-properties fo:font-variant="normal" fo:text-transform="none" fo:color="#242424" loext:opacity="100%" style:font-name="source-code-pro" fo:font-size="10.5pt" fo:letter-spacing="normal" fo:font-style="normal" officeooo:rsid="0028f462"/>
    </style:style>
    <style:style style:name="T31" style:family="text">
      <style:text-properties fo:font-variant="normal" fo:text-transform="none" fo:color="#242424" loext:opacity="100%" style:font-name="source-code-pro" fo:font-size="10.5pt" fo:letter-spacing="normal" fo:font-style="normal" officeooo:rsid="0018cafd"/>
    </style:style>
    <style:style style:name="T32" style:family="text">
      <style:text-properties fo:font-variant="normal" fo:text-transform="none" fo:color="#242424" loext:opacity="100%" style:font-name="source-code-pro" fo:font-size="10.5pt" fo:letter-spacing="normal" fo:font-style="normal" officeooo:rsid="000dcac6" style:font-size-asian="12pt" style:font-size-complex="12pt"/>
    </style:style>
    <style:style style:name="T33" style:family="text">
      <style:text-properties fo:font-variant="normal" fo:text-transform="none" fo:color="#242424" loext:opacity="100%" style:font-name="source-code-pro" fo:font-size="10.5pt" fo:letter-spacing="normal" fo:font-style="normal" officeooo:rsid="00279288" style:font-size-asian="12pt" style:font-size-complex="12pt"/>
    </style:style>
    <style:style style:name="T34" style:family="text">
      <style:text-properties fo:font-variant="normal" fo:text-transform="none" fo:color="#242424" loext:opacity="100%" style:font-name="source-code-pro" fo:font-size="10.5pt" fo:letter-spacing="normal" fo:font-style="normal" officeooo:rsid="0028f462" style:font-size-asian="12pt" style:font-size-complex="12pt"/>
    </style:style>
    <style:style style:name="T35" style:family="text">
      <style:text-properties fo:font-variant="normal" fo:text-transform="none" fo:color="#242424" loext:opacity="100%" style:font-name="source-code-pro" fo:font-size="10.5pt" fo:letter-spacing="normal" fo:font-style="normal" officeooo:rsid="0020c129" style:font-size-asian="12pt" style:font-size-complex="12pt"/>
    </style:style>
    <style:style style:name="T36" style:family="text">
      <style:text-properties fo:font-variant="normal" fo:text-transform="none" fo:color="#242424" loext:opacity="100%" style:font-name="source-code-pro" fo:font-size="10.5pt" fo:letter-spacing="normal" fo:font-style="normal" officeooo:rsid="001e1c5c"/>
    </style:style>
    <style:style style:name="T37" style:family="text">
      <style:text-properties fo:font-variant="normal" fo:text-transform="none" fo:color="#242424" loext:opacity="100%" style:font-name="source-code-pro" fo:font-size="10.5pt" fo:letter-spacing="normal" fo:font-style="normal" officeooo:rsid="0020c129"/>
    </style:style>
    <style:style style:name="T38" style:family="text">
      <style:text-properties fo:font-variant="normal" fo:text-transform="none" fo:color="#242424" loext:opacity="100%" style:font-name="source-code-pro" fo:font-size="10.5pt" fo:letter-spacing="normal" fo:font-style="normal" officeooo:rsid="00218e9b"/>
    </style:style>
    <style:style style:name="T39" style:family="text">
      <style:text-properties fo:font-variant="normal" fo:text-transform="none" fo:color="#242424" loext:opacity="100%" style:font-name="source-code-pro" fo:font-size="10.5pt" fo:letter-spacing="normal" fo:font-style="normal" officeooo:rsid="0023077b"/>
    </style:style>
    <style:style style:name="T40" style:family="text">
      <style:text-properties fo:font-variant="normal" fo:text-transform="none" fo:color="#242424" loext:opacity="100%" fo:font-size="12pt" fo:letter-spacing="normal" fo:font-style="normal" officeooo:rsid="000dcac6" style:font-size-asian="12pt" style:font-size-complex="12pt"/>
    </style:style>
    <style:style style:name="T41" style:family="text">
      <style:text-properties fo:font-variant="normal" fo:text-transform="none" fo:color="#242424" loext:opacity="100%" fo:font-size="12pt" fo:letter-spacing="normal" fo:font-style="normal" officeooo:rsid="0018cafd" style:font-size-asian="12pt" style:font-size-complex="12pt"/>
    </style:style>
    <style:style style:name="T42" style:family="text">
      <style:text-properties fo:font-variant="normal" fo:text-transform="none" fo:color="#242424" loext:opacity="100%" fo:font-size="12pt" fo:letter-spacing="normal" fo:font-style="normal" officeooo:rsid="0020ec2b" style:font-size-asian="12pt" style:font-size-complex="12pt"/>
    </style:style>
    <style:style style:name="T43" style:family="text">
      <style:text-properties fo:font-variant="normal" fo:text-transform="none" fo:color="#242424" loext:opacity="100%" fo:font-size="12pt" fo:letter-spacing="normal" fo:font-style="normal" officeooo:rsid="0020c129" style:font-size-asian="12pt" style:font-size-complex="12pt"/>
    </style:style>
    <style:style style:name="T44" style:family="text">
      <style:text-properties fo:font-variant="normal" fo:text-transform="none" fo:color="#242424" loext:opacity="100%" fo:font-size="12pt" fo:letter-spacing="normal" fo:font-style="normal" officeooo:rsid="0023077b" style:font-size-asian="12pt" style:font-size-complex="12pt"/>
    </style:style>
    <style:style style:name="T45" style:family="text">
      <style:text-properties fo:font-variant="normal" fo:text-transform="none" fo:color="#242424" loext:opacity="100%" style:font-name="Lato Medium" fo:font-size="12pt" fo:letter-spacing="normal" fo:font-style="normal" fo:font-weight="normal" officeooo:rsid="000dcac6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242424" loext:opacity="100%" style:font-name="Lato Medium" fo:font-size="12pt" fo:letter-spacing="normal" fo:font-style="normal" fo:font-weight="normal" officeooo:rsid="0023077b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242424" loext:opacity="100%" style:font-name="Lato Medium" fo:font-size="12pt" fo:letter-spacing="normal" fo:font-style="normal" fo:font-weight="normal" officeooo:rsid="0018cafd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242424" loext:opacity="100%" style:font-name="Lato Medium" fo:font-size="12pt" fo:letter-spacing="normal" fo:font-style="normal" fo:font-weight="normal" officeooo:rsid="0020c129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242424" loext:opacity="100%" style:font-name="Lato Medium" fo:font-size="12pt" fo:letter-spacing="normal" fo:font-style="normal" fo:font-weight="normal" officeooo:rsid="0020ec2b" style:font-size-asian="12pt" style:font-weight-asian="normal" style:font-size-complex="12pt" style:font-weight-complex="normal"/>
    </style:style>
    <style:style style:name="T50" style:family="text">
      <style:text-properties officeooo:rsid="000dcac6"/>
    </style:style>
    <style:style style:name="T51" style:family="text">
      <style:text-properties officeooo:rsid="000f6adf"/>
    </style:style>
    <style:style style:name="T52" style:family="text">
      <style:text-properties officeooo:rsid="000a3f84"/>
    </style:style>
    <style:style style:name="T53" style:family="text">
      <style:text-properties officeooo:rsid="000fdb3e"/>
    </style:style>
    <style:style style:name="T54" style:family="text">
      <style:text-properties officeooo:rsid="0023077b"/>
    </style:style>
    <style:style style:name="T55" style:family="text">
      <style:text-properties style:font-name="Lato Medium" fo:font-weight="normal" officeooo:rsid="000a3f84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9">export</text:span><text:span text:style-name="T11"> </text:span><text:span text:style-name="T28">WANDB_PROJECT=</text:span><text:span text:style-name="T29">l</text:span><text:span text:style-name="T30">ayered_model_</text:span><text:span text:style-name="T37">7</text:span><text:span text:style-name="T31">_</text:span><text:span text:style-name="T37">Cards</text:span></text:p>
      <text:p text:style-name="P3"><text:tab/><text:span text:style-name="T12">python3 </text:span><text:span text:style-name="T13">q</text:span><text:span text:style-name="T12">lora.py \</text:span><text:line-break/><text:tab/><text:span text:style-name="T12">--model_name_or_path </text:span><text:span text:style-name="T14">merged_</text:span><text:span text:style-name="T12">models/</text:span><text:span text:style-name="T15">layered_models/</text:span><text:span text:style-name="T17">layered_model_</text:span><text:span text:style-name="T16">6</text:span><text:span text:style-name="T15">_REFRESH_</text:span><text:span text:style-name="T16">TWO</text:span>\</text:p>
      <text:p text:style-name="P5"><text:span text:style-name="T18"><text:tab/>--output_dir ./output/</text:span><text:span text:style-name="T24">l</text:span><text:span text:style-name="T25">ayered_models/</text:span><text:span text:style-name="T26">layered_model_</text:span><text:span text:style-name="T27">7</text:span><text:span text:style-name="T26">_</text:span><text:span text:style-name="T27">Cards</text:span><text:span text:style-name="T18">\</text:span><text:span text:style-name="T55"><text:line-break/><text:tab/></text:span><text:span text:style-name="T18">--logging_steps 10 \</text:span><text:span text:style-name="T55"><text:line-break/><text:tab/></text:span><text:span text:style-name="T18">--save_strategy steps \</text:span><text:span text:style-name="T55"><text:line-break/><text:tab/></text:span><text:span text:style-name="T18">--data_seed 42 \</text:span><text:span text:style-name="T55"><text:line-break/><text:tab/></text:span><text:span text:style-name="T18">--save_steps 500 \</text:span><text:span text:style-name="T55"><text:line-break/><text:tab/></text:span><text:span text:style-name="T18">--save_total_limit </text:span><text:span text:style-name="T19">2</text:span><text:span text:style-name="T18">0 \</text:span><text:span text:style-name="T55"><text:line-break/><text:tab/></text:span><text:span text:style-name="T18">--evaluation_strategy steps \</text:span><text:span text:style-name="T55"><text:line-break/><text:tab/></text:span><text:span text:style-name="T18">--eval_dataset_size </text:span><text:span text:style-name="T20">90</text:span><text:span text:style-name="T21">50</text:span><text:span text:style-name="T18"> \</text:span><text:span text:style-name="T55"><text:line-break/><text:tab/></text:span><text:span text:style-name="T18">--per_device_eval_batch_size 16 \</text:span><text:span text:style-name="T55"><text:line-break/><text:tab/></text:span><text:span text:style-name="T18">--max_new_tokens 32 \</text:span><text:span text:style-name="T55"><text:line-break/><text:tab/></text:span><text:span text:style-name="T18">--dataloader_num_workers 3 \</text:span><text:span text:style-name="T55"><text:line-break/><text:tab/></text:span><text:span text:style-name="T18">--group_by_length \</text:span><text:span text:style-name="T55"><text:line-break/><text:tab/></text:span><text:span text:style-name="T18">--logging_strategy steps \</text:span><text:span text:style-name="T55"><text:line-break/><text:tab/></text:span><text:span text:style-name="T18">--remove_unused_columns False \</text:span><text:span text:style-name="T55"><text:line-break/><text:tab/></text:span><text:span text:style-name="T18">--do_train </text:span><text:span text:style-name="T19">True</text:span><text:span text:style-name="T18">\</text:span><text:span text:style-name="T55"><text:line-break/><text:tab/></text:span><text:span text:style-name="T18">--do_eval </text:span><text:span text:style-name="T19">True</text:span><text:span text:style-name="T18">\</text:span><text:span text:style-name="T55"><text:line-break/><text:tab/></text:span><text:span text:style-name="T18">--do_mmlu_eval False \</text:span><text:span text:style-name="T55"><text:line-break/><text:tab/></text:span><text:span text:style-name="T18">--lora_r 64 \</text:span><text:span text:style-name="T55"><text:line-break/><text:tab/></text:span><text:span text:style-name="T18">--lora_alpha 16 \</text:span><text:span text:style-name="T55"><text:line-break/><text:tab/></text:span><text:span text:style-name="T18">--lora_modules all \</text:span><text:span text:style-name="T55"><text:line-break/><text:tab/></text:span><text:span text:style-name="T18">--double_quant \</text:span><text:span text:style-name="T55"><text:line-break/><text:tab/></text:span><text:span text:style-name="T18">--quant_type nf4 </text:span><text:span text:style-name="T22">True </text:span><text:span text:style-name="T18">\</text:span><text:span text:style-name="T55"><text:line-break/><text:tab/></text:span><text:span text:style-name="T18">--bf16 \</text:span><text:span text:style-name="T55"><text:line-break/><text:tab/></text:span><text:span text:style-name="T18">--bits 4 \</text:span><text:span text:style-name="T55"><text:line-break/><text:tab/></text:span><text:span text:style-name="T18">--warmup_ratio 0.03 \</text:span><text:span text:style-name="T55"><text:line-break/><text:tab/></text:span><text:span text:style-name="T18">--lr_scheduler_type constant \</text:span><text:span text:style-name="T55"><text:line-break/><text:tab/></text:span><text:span text:style-name="T18">--gradient_checkpointing \</text:span><text:span text:style-name="T55"><text:line-break/><text:tab/></text:span><text:span text:style-name="T18">--dataset data/</text:span><text:span text:style-name="T45">layered_</text:span><text:span text:style-name="T46">model_</text:span><text:span text:style-name="T45">datasets/</text:span><text:span text:style-name="T46">cards</text:span><text:span text:style-name="T45">/</text:span><text:span text:style-name="T47">dataset_</text:span><text:span text:style-name="T48">cards</text:span><text:span text:style-name="T45">.j</text:span><text:span text:style-name="T49">sonl </text:span><text:span text:style-name="T23">\</text:span><text:span text:style-name="T55"><text:line-break/><text:tab/></text:span><text:span text:style-name="T18">--dataset_format oasst1 \</text:span><text:span text:style-name="T55"><text:line-break/><text:tab/></text:span><text:span text:style-name="T18">--source_max_len 16 \</text:span><text:span text:style-name="T55"><text:line-break/></text:span><text:soft-page-break/><text:span text:style-name="T55"><text:tab/></text:span><text:span text:style-name="T18">--target_max_len 512 \</text:span><text:span text:style-name="T55"><text:line-break/><text:tab/></text:span><text:span text:style-name="T18">--per_device_train_batch_size 16 \</text:span><text:span text:style-name="T55"><text:line-break/><text:tab/></text:span><text:span text:style-name="T18">--gradient_accumulation_steps 1 \</text:span><text:span text:style-name="T55"><text:line-break/><text:tab/></text:span><text:span text:style-name="T18">--max_steps </text:span><text:span text:style-name="T38">4526</text:span><text:span text:style-name="T18">\</text:span><text:span text:style-name="T55"><text:line-break/><text:tab/></text:span><text:span text:style-name="T18">--eval_steps </text:span><text:span text:style-name="T21">452</text:span><text:span text:style-name="T22"> </text:span><text:span text:style-name="T18">\</text:span><text:span text:style-name="T55"><text:line-break/><text:tab/></text:span><text:span text:style-name="T18">--learning_rate 0.0002 \</text:span><text:span text:style-name="T55"><text:line-break/><text:tab/></text:span><text:span text:style-name="T18">--adam_beta2 0.999 \</text:span><text:span text:style-name="T55"><text:line-break/><text:tab/></text:span><text:span text:style-name="T18">--max_grad_norm 0.3 \</text:span><text:span text:style-name="T55"><text:line-break/><text:tab/></text:span><text:span text:style-name="T18">--lora_dropout 0.1 \</text:span><text:span text:style-name="T55"><text:line-break/><text:tab/></text:span><text:span text:style-name="T18">--weight_decay 0.0 \</text:span><text:span text:style-name="T55"><text:line-break/><text:tab/></text:span><text:span text:style-name="T18">--seed 0 \</text:span><text:span text:style-name="T55"><text:line-break/><text:tab/></text:span><text:span text:style-name="T18">--report_to wandb </text:span></text:p>
      <text:p text:style-name="P1"/>
      <text:p text:style-name="P1"/>
      <text:p text:style-name="P2">python3 merge_peft_adapters.py <text:span text:style-name="T50">\</text:span></text:p>
      <text:p text:style-name="P2">--device cpu <text:span text:style-name="T50">\</text:span></text:p>
      <text:p text:style-name="P2">--base_model_name_or_path <text:span text:style-name="T51">merged_</text:span><text:span text:style-name="T52">models/</text:span><text:span text:style-name="T50">l</text:span><text:span text:style-name="T3">ayered_model</text:span><text:span text:style-name="T8">s</text:span><text:span text:style-name="T3">/</text:span><text:span text:style-name="T4">layered_model_</text:span><text:span text:style-name="T6">6</text:span><text:span text:style-name="T4">_</text:span><text:span text:style-name="T5">REFRESH_</text:span><text:span text:style-name="T6">TWO</text:span><text:span text:style-name="T52"> </text:span><text:span text:style-name="T50">\</text:span></text:p>
      <text:p text:style-name="P2">--peft_model_path ./output/<text:span text:style-name="T50">l</text:span><text:span text:style-name="T3">ayered_models/</text:span><text:span text:style-name="T4">layered_model_</text:span><text:span text:style-name="T6">7</text:span><text:span text:style-name="T4">_</text:span><text:span text:style-name="T7">Cards</text:span>/checkpoint-<text:span text:style-name="T54">45</text:span><text:span text:style-name="T53">00</text:span>/adapter_model<text:span text:style-name="T6"> </text:span><text:span text:style-name="T5">\</text:span></text:p>
      <text:p text:style-name="P2"><text:span text:style-name="T1">--output_dir ./merged_models/</text:span><text:span text:style-name="T2">l</text:span><text:span text:style-name="T3">ayered_models/</text:span><text:span text:style-name="T4">layered_model_</text:span><text:span text:style-name="T6">7</text:span><text:span text:style-name="T4">_</text:span><text:span text:style-name="T7">Card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2:29:25.673768257</meta:creation-date>
    <dc:date>2023-10-25T21:23:21.389809869</dc:date>
    <meta:editing-duration>PT19H4M50S</meta:editing-duration>
    <meta:editing-cycles>10</meta:editing-cycles>
    <meta:generator>LibreOffice/7.6.2.1$Linux_X86_64 LibreOffice_project/9d0b4c0791fc17bc4181a67fd90c5aaed576d1c0</meta:generator>
    <meta:document-statistic meta:table-count="0" meta:image-count="0" meta:object-count="0" meta:page-count="2" meta:paragraph-count="8" meta:word-count="186" meta:character-count="1491" meta:non-whitespace-character-count="1315"/>
  </office:meta>
</office:document-meta>
</file>